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d88f" officeooo:paragraph-rsid="0011d88f"/>
    </style:style>
    <style:style style:name="P2" style:family="paragraph" style:parent-style-name="Preformatted_20_Text">
      <style:text-properties style:font-name="Ubuntu" fo:font-size="11pt" officeooo:rsid="0011d88f" officeooo:paragraph-rsid="0011d88f" style:font-size-asian="11pt" style:font-size-complex="11pt"/>
    </style:style>
    <style:style style:name="P3" style:family="paragraph" style:parent-style-name="Preformatted_20_Text">
      <style:text-properties style:font-name="Ubuntu" fo:font-size="11pt" officeooo:rsid="00121bd5" officeooo:paragraph-rsid="00121bd5" style:font-size-asian="11pt" style:font-size-complex="11pt"/>
    </style:style>
    <style:style style:name="P4" style:family="paragraph" style:parent-style-name="Preformatted_20_Text">
      <style:text-properties style:font-name="Ubuntu" fo:font-size="11pt" officeooo:rsid="00156771" officeooo:paragraph-rsid="00156771" style:font-size-asian="11pt" style:font-size-complex="11pt"/>
    </style:style>
    <style:style style:name="P5" style:family="paragraph" style:parent-style-name="Preformatted_20_Text">
      <style:text-properties style:font-name="Ubuntu" fo:font-size="11pt" officeooo:rsid="0017e3f7" officeooo:paragraph-rsid="0017e3f7" style:font-size-asian="11pt" style:font-size-complex="11pt"/>
    </style:style>
    <style:style style:name="P6" style:family="paragraph" style:parent-style-name="Preformatted_20_Text">
      <style:text-properties style:font-name="Ubuntu" fo:font-size="11pt" officeooo:rsid="0023f87d" officeooo:paragraph-rsid="0023f87d" style:font-size-asian="11pt" style:font-size-complex="11pt"/>
    </style:style>
    <style:style style:name="P7" style:family="paragraph" style:parent-style-name="Preformatted_20_Text">
      <style:text-properties style:font-name="Ubuntu" fo:font-size="11pt" officeooo:rsid="0025a069" officeooo:paragraph-rsid="0025a069" style:font-size-asian="11pt" style:font-size-complex="11pt"/>
    </style:style>
    <style:style style:name="P8" style:family="paragraph" style:parent-style-name="Preformatted_20_Text">
      <style:text-properties style:font-name="Ubuntu" fo:font-size="11pt" officeooo:rsid="0025a8ef" officeooo:paragraph-rsid="0025a8ef" style:font-size-asian="11pt" style:font-size-complex="11pt"/>
    </style:style>
    <style:style style:name="P9" style:family="paragraph" style:parent-style-name="Preformatted_20_Text">
      <style:text-properties style:font-name="Ubuntu" fo:font-size="11pt" fo:font-weight="normal" officeooo:rsid="00156771" officeooo:paragraph-rsid="00156771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style:font-name="Ubuntu" fo:font-size="11pt" fo:font-weight="normal" officeooo:rsid="0015978f" officeooo:paragraph-rsid="0015978f" style:font-size-asian="11pt" style:font-weight-asian="normal" style:font-size-complex="11pt" style:font-weight-complex="normal"/>
    </style:style>
    <style:style style:name="P11" style:family="paragraph" style:parent-style-name="Preformatted_20_Text">
      <style:text-properties style:font-name="Ubuntu" fo:font-size="11pt" fo:font-weight="normal" officeooo:rsid="00170259" officeooo:paragraph-rsid="00170259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style:font-name="Ubuntu" fo:font-size="11pt" officeooo:rsid="0017e3f7" officeooo:paragraph-rsid="0027e56a" style:font-size-asian="11pt" style:font-size-complex="11pt"/>
    </style:style>
    <style:style style:name="P13" style:family="paragraph" style:parent-style-name="Preformatted_20_Text">
      <style:text-properties style:font-name="Ubuntu" fo:font-size="11pt" officeooo:rsid="0027e56a" officeooo:paragraph-rsid="0027e56a" style:font-size-asian="11pt" style:font-size-complex="11pt"/>
    </style:style>
    <style:style style:name="P14" style:family="paragraph" style:parent-style-name="Preformatted_20_Text">
      <style:text-properties style:font-name="Ubuntu" fo:font-size="11pt" officeooo:rsid="0020481b" officeooo:paragraph-rsid="0020481b" style:font-size-asian="11pt" style:font-size-complex="11pt"/>
    </style:style>
    <style:style style:name="P15" style:family="paragraph" style:parent-style-name="Preformatted_20_Text">
      <style:text-properties style:font-name="Ubuntu" fo:font-size="11pt" officeooo:rsid="002abdd5" officeooo:paragraph-rsid="002abdd5" style:font-size-asian="11pt" style:font-size-complex="11pt"/>
    </style:style>
    <style:style style:name="P16" style:family="paragraph" style:parent-style-name="Preformatted_20_Text">
      <style:text-properties style:font-name="Ubuntu" fo:font-size="11pt" officeooo:rsid="002abdd5" officeooo:paragraph-rsid="002c27bd" style:font-size-asian="11pt" style:font-size-complex="11pt"/>
    </style:style>
    <style:style style:name="P17" style:family="paragraph" style:parent-style-name="Preformatted_20_Text">
      <style:text-properties style:font-name="Ubuntu" fo:font-size="11pt" officeooo:rsid="002ee4b8" officeooo:paragraph-rsid="002ee4b8" style:font-size-asian="11pt" style:font-size-complex="11pt"/>
    </style:style>
    <style:style style:name="P18" style:family="paragraph" style:parent-style-name="Preformatted_20_Text">
      <style:text-properties style:font-name="Ubuntu" fo:font-size="11pt" officeooo:rsid="002ee7b8" officeooo:paragraph-rsid="002ee7b8" style:font-size-asian="11pt" style:font-size-complex="11pt"/>
    </style:style>
    <style:style style:name="P19" style:family="paragraph" style:parent-style-name="Preformatted_20_Text">
      <style:text-properties style:font-name="Ubuntu" fo:font-size="11pt" officeooo:rsid="0011d88f" officeooo:paragraph-rsid="0020481b" style:font-size-asian="11pt" style:font-size-complex="11pt"/>
    </style:style>
    <style:style style:name="P20" style:family="paragraph" style:parent-style-name="Preformatted_20_Text">
      <style:text-properties style:font-name="Ubuntu" fo:font-size="11pt" officeooo:rsid="0023d403" officeooo:paragraph-rsid="0023d403" style:font-size-asian="11pt" style:font-size-complex="11pt"/>
    </style:style>
    <style:style style:name="P21" style:family="paragraph" style:parent-style-name="Preformatted_20_Text">
      <style:text-properties style:font-name="Ubuntu" fo:font-size="11pt" officeooo:rsid="003484e7" officeooo:paragraph-rsid="003484e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1bd5" style:font-weight-asian="bold" style:font-weight-complex="bold"/>
    </style:style>
    <style:style style:name="T3" style:family="text">
      <style:text-properties fo:font-weight="bold" officeooo:rsid="00136413" style:font-weight-asian="bold" style:font-weight-complex="bold"/>
    </style:style>
    <style:style style:name="T4" style:family="text">
      <style:text-properties fo:font-weight="bold" officeooo:rsid="00160181" style:font-weight-asian="bold" style:font-weight-complex="bold"/>
    </style:style>
    <style:style style:name="T5" style:family="text">
      <style:text-properties fo:font-weight="bold" officeooo:rsid="0015978f" style:font-weight-asian="bold" style:font-weight-complex="bold"/>
    </style:style>
    <style:style style:name="T6" style:family="text">
      <style:text-properties officeooo:rsid="0015978f"/>
    </style:style>
    <style:style style:name="T7" style:family="text">
      <style:text-properties officeooo:rsid="00160181"/>
    </style:style>
    <style:style style:name="T8" style:family="text">
      <style:text-properties officeooo:rsid="002734d8"/>
    </style:style>
    <style:style style:name="T9" style:family="text">
      <style:text-properties officeooo:rsid="002d432a"/>
    </style:style>
    <style:style style:name="T10" style:family="text">
      <style:text-properties officeooo:rsid="002d87bf"/>
    </style:style>
    <style:style style:name="T11" style:family="text">
      <style:text-properties officeooo:rsid="002f5b81"/>
    </style:style>
    <style:style style:name="T12" style:family="text">
      <style:text-properties officeooo:rsid="002ff78f"/>
    </style:style>
    <style:style style:name="T13" style:family="text">
      <style:text-properties officeooo:rsid="00304b86"/>
    </style:style>
    <style:style style:name="T14" style:family="text">
      <style:text-properties officeooo:rsid="0032f9d3"/>
    </style:style>
    <style:style style:name="T15" style:family="text">
      <style:text-properties officeooo:rsid="00355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y understanding of the document “sop”:</text:p>
      <text:p text:style-name="P13"/>
      <text:p text:style-name="P13">1 Terminologies</text:p>
      <text:p text:style-name="P12"/>
      <text:p text:style-name="P5">Project center: </text:p>
      <text:p text:style-name="P8">Project center cases:</text:p>
      <text:p text:style-name="P8"><text:s text:c="2"/>1) data patching</text:p>
      <text:p text:style-name="P8"><text:s text:c="2"/>2) data extraction</text:p>
      <text:p text:style-name="P8"><text:s text:c="2"/>3) inquiry / bug validation</text:p>
      <text:p text:style-name="P8"><text:s text:c="2"/><text:span text:style-name="T8">4) logging of the above cases</text:span></text:p>
      <text:p text:style-name="P20">Master resource plan: </text:p>
      <text:p text:style-name="P21">MasterDeployment excel: </text:p>
      <text:p text:style-name="P6">Production server:</text:p>
      <text:p text:style-name="P7">Staging environment:</text:p>
      <text:p text:style-name="P14">PM Team: </text:p>
      <text:p text:style-name="P14"/>
      <text:p text:style-name="P17">2 Roles involved </text:p>
      <text:p text:style-name="P18">1) developers</text:p>
      <text:p text:style-name="P18">2) senior developers</text:p>
      <text:p text:style-name="P18">3) pm / pe</text:p>
      <text:p text:style-name="P18">4) clients</text:p>
      <text:p text:style-name="P18">5) Shirley and Ronnie</text:p>
      <text:p text:style-name="P14"/>
      <text:p text:style-name="P15"><text:span text:style-name="T11">3</text:span> <text:span text:style-name="T12">A</text:span>ctivities <text:span text:style-name="T12">in daily work</text:span>:</text:p>
      <text:p text:style-name="P15">2.1 Developing(coding)</text:p>
      <text:p text:style-name="P15">2.2 <text:span text:style-name="T13">Testing and update to svn</text:span></text:p>
      <text:p text:style-name="P15">2.3 <text:span text:style-name="T13">Deploy bug fixes or enhancements</text:span></text:p>
      <text:p text:style-name="P16">2.4 <text:span text:style-name="T14">Process client requirements</text:span></text:p>
      <text:p text:style-name="P19"/>
      <text:p text:style-name="P2">Contents</text:p>
      <text:p text:style-name="P2">1.0 <text:span text:style-name="T1">Testing and deployment procedures</text:span></text:p>
      <text:p text:style-name="P2"><text:s text:c="2"/>1.1 <text:s/>Testing procedure diagram – for support cases</text:p>
      <text:p text:style-name="P2"><text:s text:c="2"/>1.2 Deployment procedure diagram – lead time for deployment is 1 day for planned cases to prepare for necessary document and database scripts</text:p>
      <text:p text:style-name="P2">2.0 <text:span text:style-name="T1">Production access procedures</text:span></text:p>
      <text:p text:style-name="P2"><text:s text:c="2"/>2.1 project center cases</text:p>
      <text:p text:style-name="P2"><text:s text:c="2"/>2.2 production access diagram</text:p>
      <text:p text:style-name="P2">3.0 <text:span text:style-name="T2">C</text:span><text:span text:style-name="T1">reating a local copy of project database</text:span></text:p>
      <text:p text:style-name="P2"><text:s text:c="2"/>3.1 procedure diagram</text:p>
      <text:p text:style-name="P3">4.0 <text:span text:style-name="T1">Preventive measures and procedures regarding email function</text:span><text:span text:style-name="T3">s</text:span></text:p>
      <text:p text:style-name="P3"/>
      <text:p text:style-name="P4"><text:span text:style-name="T3">1.</text:span><text:span text:style-name="T1">0 Testing and deployment procedures</text:span></text:p>
      <text:p text:style-name="P9"/>
      <text:p text:style-name="P9"><text:span text:style-name="T1">Developers do Unit Test</text:span> → Prepare <text:s/>screen shot and source compare → </text:p>
      <text:p text:style-name="P9"><text:span text:style-name="T1">PM / PE do do SIT at Staging Environment</text:span> → Prepare screen shot and source compare →</text:p>
      <text:p text:style-name="P9"><text:span text:style-name="T1">User test and acceptance confirmation</text:span> <text:s/>→ all issues deployed to staging environment →</text:p>
      <text:p text:style-name="P9">Deployment will only be done on Tuesday and Thursday →</text:p>
      <text:p text:style-name="P9"><text:span text:style-name="T1">Developers prepare the deployment plan</text:span>(db changes, codes to deploy, data patching, web.config changes, sp changes, new sp, new tables) at least 3 hours before deployment →</text:p>
      <text:p text:style-name="P9"><text:span text:style-name="T5">S</text:span><text:span text:style-name="T1">enior developer </text:span><text:span text:style-name="T5">verify the deployment schedule</text:span><text:span text:style-name="T6"> </text:span>→</text:p>
      <text:p text:style-name="P10"><text:span text:style-name="T1">Developers </text:span><text:span text:style-name="T4">deploy </text:span><text:span text:style-name="T7">following the verified schedule → </text:span></text:p>
      <text:p text:style-name="P11"><text:span text:style-name="T1">PM / PE update MasterDeployment excel</text:span> for features and functionalities to deploy →</text:p>
      <text:p text:style-name="P11"><text:span text:style-name="T1">Prepare all the above documents </text:span>before deployment →</text:p>
      <text:p text:style-name="P11"><text:soft-page-break/><text:span text:style-name="T1">Approve deviation</text:span> from Ronnie or Shirley</text:p>
      <text:p text:style-name="P9"/>
      <text:p text:style-name="P9"><text:s/></text:p>
      <text:p text:style-name="P9"/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6:20:16.452062680</dc:date>
    <meta:editing-duration>PT1H4M8S</meta:editing-duration>
    <meta:editing-cycles>38</meta:editing-cycles>
    <meta:generator>LibreOffice/4.3.3.2$Linux_x86 LibreOffice_project/430m0$Build-2</meta:generator>
    <meta:document-statistic meta:table-count="0" meta:image-count="0" meta:object-count="0" meta:page-count="2" meta:paragraph-count="46" meta:word-count="272" meta:character-count="1752" meta:non-whitespace-character-count="1494"/>
  </office:meta>
</office:document-meta>
</file>